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2" style:family="paragraph" style:parent-style-name="Standard">
      <style:text-properties style:font-name="Trebuchet MS" style:text-underline-style="none"/>
    </style:style>
    <style:style style:name="P3" style:family="paragraph" style:parent-style-name="Standard" style:list-style-name="L1">
      <style:text-properties style:font-name="Trebuchet MS" style:text-underline-style="none"/>
    </style:style>
    <style:style style:name="P4" style:family="paragraph" style:parent-style-name="Standard" style:list-style-name="L2">
      <style:text-properties style:font-name="Trebuchet MS" style:text-underline-style="none"/>
    </style:style>
    <style:style style:name="P5" style:family="paragraph" style:parent-style-name="Standard" style:list-style-name="L4">
      <style:text-properties style:font-name="Trebuchet MS" style:text-underline-style="none"/>
    </style:style>
    <style:style style:name="P6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7" style:family="paragraph" style:parent-style-name="Standard" style:list-style-name="L3">
      <style:text-properties style:font-name="Trebuchet MS" style:text-underline-style="solid" style:text-underline-width="auto" style:text-underline-color="font-color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list xml:id="list8733754607095784309" text:style-name="L1">
        <text:list-item>
          <text:p text:style-name="P3">Correct, affiche 4</text:p>
        </text:list-item>
        <text:list-item>
          <text:p text:style-name="P3">Faux, b est privé</text:p>
        </text:list-item>
        <text:list-item>
          <text:p text:style-name="P3">Correct, affiche false false</text:p>
        </text:list-item>
      </text:list>
      <text:p text:style-name="P2"/>
      <text:p text:style-name="P1">Exercice 2 :</text:p>
      <text:p text:style-name="P2"/>
      <text:list xml:id="list1264773366438064806" text:style-name="L2">
        <text:list-item>
          <text:p text:style-name="P4">Faux, il faut instancier un A pour instancier un B dans le main</text:p>
        </text:list-item>
        <text:list-item>
          <text:p text:style-name="P4">Faux, test ne peut être statique car B ne l'est pas</text:p>
        </text:list-item>
        <text:list-item>
          <text:p text:style-name="P4">Faux, il faut que a de B soit statique</text:p>
        </text:list-item>
        <text:list-item>
          <text:p text:style-name="P4">Correct, affiche 2 5</text:p>
        </text:list-item>
        <text:list-item>
          <text:p text:style-name="P4">Correct</text:p>
        </text:list-item>
        <text:list-item>
          <text:p text:style-name="P4">Correct, affiche 2 5</text:p>
        </text:list-item>
        <text:list-item>
          <text:p text:style-name="P4">Faux, test n'a pas accès a A.a car B est statique</text:p>
        </text:list-item>
        <text:list-item>
          <text:p text:style-name="P4">Correct, affiche 5</text:p>
        </text:list-item>
      </text:list>
      <text:p text:style-name="P2"/>
      <text:p text:style-name="P1">Exercice 3 :</text:p>
      <text:p text:style-name="P1"><text:span text:style-name="T1"/></text:p>
      <text:p text:style-name="P1"><text:span text:style-name="T1">Object</text:span></text:p>
      <text:p text:style-name="P1"><text:span text:style-name="T1">Object</text:span></text:p>
      <text:p text:style-name="P1"><text:span text:style-name="T1">A</text:span></text:p>
      <text:p text:style-name="P1"><text:span text:style-name="T1">A</text:span></text:p>
      <text:p text:style-name="P1"><text:span text:style-name="T1">A</text:span></text:p>
      <text:p text:style-name="P1"><text:span text:style-name="T1">A</text:span></text:p>
      <text:p text:style-name="P1"><text:span text:style-name="T1"/></text:p>
      <text:p text:style-name="P1"><text:span text:style-name="T1">Comme les méthodes sont statiques on appelle la méthode f sur le type référence.</text:span></text:p>
      <text:p text:style-name="P1"><text:span text:style-name="T1"/></text:p>
      <text:p text:style-name="P1"><text:span text:style-name="T1">Object</text:span></text:p>
      <text:p text:style-name="P1"><text:span text:style-name="T1">Object</text:span></text:p>
      <text:p text:style-name="P1"><text:span text:style-name="T1">A</text:span></text:p>
      <text:p text:style-name="P1"><text:span text:style-name="T1">A</text:span></text:p>
      <text:p text:style-name="P1"><text:span text:style-name="T1">A</text:span></text:p>
      <text:p text:style-name="P1"><text:span text:style-name="T1">B</text:span></text:p>
      <text:p text:style-name="P1"><text:span text:style-name="T1"/></text:p>
      <text:p text:style-name="P1">Exercice 4 :</text:p>
      <text:p text:style-name="P1"><text:span text:style-name="T1"/></text:p>
      <text:list xml:id="list1866175540622408419" text:style-name="L3">
        <text:list-item>
          <text:p text:style-name="P7"><text:span text:style-name="T1">Faux, car b est privé (s'il ne l'était pas ça afficherait 5)</text:span></text:p>
        </text:list-item>
        <text:list-item>
          <text:p text:style-name="P7"><text:span text:style-name="T1">Faux, on ne peut redéfinir une méthode finale</text:span></text:p>
        </text:list-item>
        <text:list-item>
          <text:p text:style-name="P7"><text:span text:style-name="T1">Faux , on ne peut pas hériter d'une classe finale</text:span></text:p>
        </text:list-item>
        <text:list-item>
          <text:p text:style-name="P7"><text:span text:style-name="T1">Faux, une méthode statique ne peut utiliser super, car n'a pas accès à C</text:span></text:p>
        </text:list-item>
        <text:list-item>
          <text:p text:style-name="P7"><text:span text:style-name="T1">Faux, i est privé donc on n'y a pas accès même avec super</text:span></text:p>
        </text:list-item>
        <text:list-item>
          <text:p text:style-name="P7"><text:span text:style-name="T1">Faux il faut utiliser super(2) en premier</text:span></text:p>
        </text:list-item>
      </text:list>
      <text:p text:style-name="P1"><text:span text:style-name="T1"/></text:p>
      <text:p text:style-name="P1">Exercice 5 :</text:p>
      <text:p text:style-name="P2"/>
      <text:list xml:id="list2067526448344345814" text:style-name="L4">
        <text:list-item>
          <text:p text:style-name="P5">Faux , car on atteint jamais catch(B e), il faut inverser les deux</text:p>
        </text:list-item>
        <text:list-item>
          <text:p text:style-name="P5">Correct</text:p>
        </text:list-item>
      </text:list>
      <text:p text:style-name="P2"/>
      <text:p text:style-name="P1">Exercice 6 :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2-09T08:30:29.22</meta:creation-date>
    <dc:date>2014-12-09T10:14:27.44</dc:date>
    <dc:creator>Maxime Gallais-Jimenez</dc:creator>
    <meta:editing-duration>PT1H24M21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38" meta:word-count="208" meta:character-count="948"/>
  </office:meta>
</office:document-meta>
</file>